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Encabezado" style:master-page-name="MP0" style:family="paragraph">
      <style:paragraph-properties fo:break-before="page" fo:text-align="justify">
        <style:tab-stops/>
      </style:paragraph-properties>
    </style:style>
    <style:style style:name="T14" style:parent-style-name="Fuentedepárrafopredeter." style:family="text">
      <style:text-properties style:font-name="Georgia" fo:font-weight="bold" style:font-weight-asian="bold" fo:language="en" fo:country="US"/>
    </style:style>
    <style:style style:name="P15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16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es" fo:country="ES"/>
    </style:style>
    <style:style style:name="P17" style:parent-style-name="Encabezado" style:family="paragraph">
      <style:paragraph-properties fo:text-align="center">
        <style:tab-stops/>
      </style:paragraph-properties>
      <style:text-properties style:font-name="Georgia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s" fo:country="ES"/>
    </style:style>
    <style:style style:name="P18" style:parent-style-name="Encabezado" style:family="paragraph">
      <style:paragraph-properties fo:text-align="end">
        <style:tab-stops/>
      </style:paragraph-properties>
      <style:text-properties style:font-name="Georgia" style:font-name-complex="Arial" fo:font-size="13pt" style:font-size-asian="13pt" style:font-size-complex="13pt" fo:language="es" fo:country="ES"/>
    </style:style>
    <style:style style:name="P19" style:parent-style-name="Encabezado" style:family="paragraph">
      <style:paragraph-properties fo:text-align="end">
        <style:tab-stops/>
      </style:paragraph-properties>
      <style:text-properties style:font-name="Georgia" style:font-name-complex="Arial" fo:font-size="13pt" style:font-size-asian="13pt" style:font-size-complex="13pt" fo:language="es" fo:country="ES"/>
    </style:style>
    <style:style style:name="P20" style:parent-style-name="Encabezado" style:family="paragraph">
      <style:paragraph-properties fo:text-align="end">
        <style:tab-stops/>
      </style:paragraph-properties>
      <style:text-properties style:font-name="Georgia" style:font-name-complex="Arial" fo:font-size="13pt" style:font-size-asian="13pt" style:font-size-complex="13pt" fo:language="es" fo:country="ES"/>
    </style:style>
    <style:style style:name="P21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22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23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24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25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26" style:parent-style-name="Encabezado" style:family="paragraph">
      <style:paragraph-properties fo:text-align="justify" fo:line-height="150%">
        <style:tab-stops/>
      </style:paragraph-properties>
    </style:style>
    <style:style style:name="T27" style:parent-style-name="Fuentedepárrafopredeter." style:family="text">
      <style:text-properties style:font-name="Georgia" style:font-name-complex="Arial" fo:language="es" fo:country="ES"/>
    </style:style>
    <style:style style:name="T28" style:parent-style-name="Fuentedepárrafopredeter." style:family="text">
      <style:text-properties style:font-name="Georgia" style:font-name-complex="Arial" fo:language="es" fo:country="ES"/>
    </style:style>
    <style:style style:name="P29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30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31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32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33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34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35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36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37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38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39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40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41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42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43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44" style:parent-style-name="Encabezado" style:family="paragraph">
      <style:paragraph-properties fo:text-align="justify">
        <style:tab-stops/>
      </style:paragraph-properties>
    </style:style>
    <style:style style:name="T45" style:parent-style-name="Fuentedepárrafopredeter." style:family="text">
      <style:text-properties style:font-name="Georgia" style:font-name-complex="Arial" fo:font-weight="bold" style:font-weight-asian="bold" fo:language="es" fo:country="ES"/>
    </style:style>
    <style:style style:name="T46" style:parent-style-name="Fuentedepárrafopredeter." style:family="text">
      <style:text-properties style:font-name="Georgia" style:font-name-complex="Arial" fo:font-weight="bold" style:font-weight-asian="bold" fo:font-style="italic" style:font-style-asian="italic" style:font-style-complex="italic" fo:language="es" fo:country="ES"/>
    </style:style>
    <style:style style:name="P47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48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49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50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51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52" style:parent-style-name="Encabezado" style:family="paragraph">
      <style:paragraph-properties fo:text-align="justify">
        <style:tab-stops/>
      </style:paragraph-properties>
    </style:style>
    <style:style style:name="T53" style:parent-style-name="Fuentedepárrafopredeter." style:family="text">
      <style:text-properties style:font-name="Georgia" style:font-name-complex="Arial" fo:font-weight="bold" style:font-weight-asian="bold" fo:language="es" fo:country="ES"/>
    </style:style>
    <style:style style:name="T54" style:parent-style-name="Fuentedepárrafopredeter." style:family="text">
      <style:text-properties style:font-name="Georgia" style:font-name-complex="Arial" fo:font-weight="bold" style:font-weight-asian="bold" fo:language="es" fo:country="ES"/>
    </style:style>
    <style:style style:name="T55" style:parent-style-name="Fuentedepárrafopredeter." style:family="text">
      <style:text-properties style:font-name="Georgia" style:font-name-complex="Arial" fo:font-weight="bold" style:font-weight-asian="bold" fo:language="es" fo:country="ES"/>
    </style:style>
    <style:style style:name="T56" style:parent-style-name="Fuentedepárrafopredeter." style:family="text">
      <style:text-properties style:font-name="Georgia" style:font-name-complex="Arial" fo:font-weight="bold" style:font-weight-asian="bold" fo:language="es" fo:country="ES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4"><draw:connector draw:type="line" svg:x1="-0.00551in" svg:y1="0.14252in" svg:x2="6.84016in" svg:y2="0.14252in" draw:z-index="251659264" draw:id="id0" draw:style-name="a1" draw:name="Conector recto 1" text:anchor-type="paragraph"><svg:title/><svg:desc/></draw:connector></text:span></text:p>
      <text:p text:style-name="P15"><text:tab/><text:tab/></text:p>
      <text:p text:style-name="P16"/>
      <text:p text:style-name="P17">SOLICITUD DE TRANSFORMADOR PROPIO</text:p>
      <text:p text:style-name="P18"/>
      <text:p text:style-name="P19"/>
      <text:p text:style-name="P20">Villarrica ........./........./............-</text:p>
      <text:p text:style-name="P21"/>
      <text:p text:style-name="P22">Señores</text:p>
      <text:p text:style-name="P23">C L Y F S A</text:p>
      <text:p text:style-name="P24">Presente</text:p>
      <text:p text:style-name="P25"/>
      <text:p text:style-name="P26"><text:span text:style-name="T27"><text:tab/></text:span><text:span text:style-name="T28">De nuestra consideración.</text:span></text:p>
      <text:p text:style-name="P29"><text:tab/>Los que suscriben<text:s/>(por)......................................................................................................</text:p>
      <text:p text:style-name="P30">se dirigen a ustedes con el fin de expresarla cuanto sigue:</text:p>
      <text:p text:style-name="P31"/>
      <text:p text:style-name="P32"><text:tab/>Deseamos obtener la conexión de un TRANSFORMADOR de marca …......................................................de..............................KVA con el número de fábrica.................................................................y nos permitimos solicitar que nos autoricen, una vez cumplidos los trámites de rigor, la puesta en servicio del transformador mencionado bajo nuestro exclusivo riesgo y responsabilidad, liberando expresamente a C.L.Y.F.S.A de todo ulterioridad resultante de esa conexión en media tensión.</text:p>
      <text:p text:style-name="P33"/>
      <text:p text:style-name="P34"><text:tab/>En la seguridad de poder contar con la aprobación de esa Administración, nos es grato saludarles muy atentamente.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 text:c="2"/>....................................... <text:s text:c="31"/>….......................................</text:p>
      <text:p text:style-name="P44"><text:span text:style-name="T45"><text:s text:c="2"/></text:span><text:span text:style-name="T46"><text:s/>Electricista Responsable <text:s text:c="39"/>Firma del Interesado</text:span></text:p>
      <text:p text:style-name="P47"/>
      <text:p text:style-name="P48">Nombre:.................................... <text:s text:c="4"/><text:tab/><text:tab/>Nombre:...............................................</text:p>
      <text:p text:style-name="P49"/>
      <text:p text:style-name="P50">Reg. C.L.Y.F.S.A N°................... <text:s text:c="4"/><text:tab/><text:tab/>Dirección:.............................................</text:p>
      <text:p text:style-name="P51"/>
      <text:p text:style-name="P52"><text:span text:style-name="T53">CATEGORIA:....... <text:s text:c="27"/></text:span><text:span text:style-name="T54"><text:tab/></text:span><text:span text:style-name="T55"><text:tab/></text:span><text:span text:style-name="T56">Teléfono:............................................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Y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4659in" fo:page-height="12.9937in" style:print-orientation="portrait" fo:margin-top="0.2479in" fo:margin-left="0.8743in" fo:margin-bottom="0.5in" fo:margin-right="0.7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84in"/>
      </style:header-style>
      <style:footer-style>
        <style:header-footer-properties style:dynamic-spacing="true" fo:min-height="0.693in"/>
      </style:footer-style>
    </style:page-layout>
    <style:style style:name="T2" style:parent-style-name="Fuentedepárrafopredeter." style:family="text">
      <style:text-properties fo:language="en" fo:country="US"/>
    </style:style>
    <style:style style:name="T3" style:parent-style-name="Fuentedepárrafopredeter." style:family="text">
      <style:text-properties fo:font-size="7pt" style:font-size-asian="7pt" style:font-size-complex="7pt"/>
    </style:style>
    <style:style style:name="P4" style:parent-style-name="Encabezado" style:family="paragraph">
      <style:text-properties fo:font-size="7pt" style:font-size-asian="7pt" style:font-size-complex="7pt"/>
    </style:style>
    <style:style style:name="T5" style:parent-style-name="Fuentedepárrafopredeter." style:family="text">
      <style:text-properties fo:font-size="7pt" style:font-size-asian="7pt" style:font-size-complex="7pt"/>
    </style:style>
    <style:style style:name="T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name="T7" style:parent-style-name="Fuentedepárrafopredeter." style:family="text">
      <style:text-properties fo:font-size="7pt" style:font-size-asian="7pt" style:font-size-complex="7pt"/>
    </style:style>
    <style:style style:name="P8" style:parent-style-name="Encabezado" style:family="paragraph">
      <style:paragraph-properties fo:border-top="none" fo:border-left="none" fo:border-bottom="0.0069in solid #000000" fo:border-right="none" fo:padding="0in" style:shadow="none">
        <style:tab-stops>
          <style:tab-stop style:type="center" style:position="3.0687in"/>
          <style:tab-stop style:type="left" style:position="4.75in"/>
          <style:tab-stop style:type="right" style:position="6.1375in"/>
        </style:tab-stops>
      </style:paragraph-properties>
    </style:style>
    <style:style style:name="T9" style:parent-style-name="Fuentedepárrafopredeter." style:family="text">
      <style:text-properties fo:font-size="7pt" style:font-size-asian="7pt" style:font-size-complex="7pt"/>
    </style:style>
    <style:style style:name="T10" style:parent-style-name="Fuentedepárrafopredeter." style:family="text">
      <style:text-properties fo:font-weight="bold" style:font-weight-asian="bold" fo:font-size="7pt" style:font-size-asian="7pt" style:font-size-complex="7pt"/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#ffffff" draw:opacity="100%" fo:clip="rect(0in, 0in, 0in, 0in)"/>
    </style:style>
  </office:automatic-styles>
  <office:master-styles>
    <style:master-page style:name="MP0" style:page-layout-name="PL0">
      <style:header>
        <text:p text:style-name="Encabezado"><text:span text:style-name="T2"><draw:frame draw:style-name="a0" draw:name="Imagen 2" text:anchor-type="as-char" svg:x="0in" svg:y="0in" svg:width="1.30833in" svg:height="0.5in" style:rel-width="scale" style:rel-height="scale"><draw:image xlink:href="media/image1.jpeg" xlink:type="simple" xlink:show="embed" xlink:actuate="onLoad"/><svg:title/><svg:desc/></draw:frame></text:span><text:s text:c="13"/></text:p>
        <text:p text:style-name="Encabezado"><text:s text:c="6"/><text:span text:style-name="T3">RUC: 80004843-1</text:span></text:p>
        <text:p text:style-name="P4"><text:s/>Capitán Demattei y Pdte. Franco</text:p>
        <text:p text:style-name="Encabezado"><text:span text:style-name="T5"><text:s text:c="4"/></text:span><text:span text:style-name="T6">Telefax</text:span><text:span text:style-name="T7">: (0541) 42 679 R.A.</text:span></text:p>
        <text:p text:style-name="P8"><text:span text:style-name="T9"><text:s text:c="8"/></text:span><text:span text:style-name="T10">Villarrica – Paraguay</text:span><text:span text:style-name="T11"><text:s/></text:span><text:span text:style-name="T12"><text:tab/></text:span><text:span text:style-name="T13"><text:tab/><text:s text:c="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creator>Client1</dc:creator>
    <meta:creation-date>2008-11-26T07:48:00Z</meta:creation-date>
    <dc:date>2019-06-20T12:56:00Z</dc:date>
    <meta:print-date>2010-02-19T12:23:00Z</meta:print-date>
    <meta:template xlink:href="Normal.dotm" xlink:type="simple"/>
    <meta:editing-cycles>13</meta:editing-cycles>
    <meta:editing-duration>PT834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2" meta:word-count="223" meta:character-count="1498" meta:row-count="10" meta:non-whitespace-character-count="1277"/>
  </office:meta>
</office:document-meta>
</file>